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3, 2022 (06:48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on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the previous line, and now add this:</text:p>
      <text:p text:style-name="P4">myArray[5] = 12;</text:p>
      <text:p text:style-name="First_20_paragraph">try to compile and execute the program again.</text:p>
      <text:p text:style-name="Text_20_body">Remove th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the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the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the value stored at index 4. What is that value? Why?</text:p>
        </text:list-item>
        <text:list-item>
          <text:p text:style-name="P9">Write a statement to display the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the length of <text:span text:style-name="NormalTok">letters</text:span>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the length, the first half contains the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expected, can you think of a way to perform these array operations in a way that can accom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03T23:48:24Z</meta:creation-date>
    <dc:date>2022-01-03T23:48:24Z</dc:date>
    <meta:user-defined meta:name="date" meta:value-type="string">January   3, 2022 (06:48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